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</office:automatic-styles>
  <office:body>
    <office:text>
      <text:h text:style-name="Heading_20_1" text:outline-level="1"><text:bookmark-start text:name="friends-requirements-gathering-checklist"/>FRIENDS Requirements Gathering Checklist<text:bookmark-end text:name="friends-requirements-gathering-checklist"/></text:h>
      <text:p text:style-name="First_20_paragraph"><text:span text:style-name="T1">Project Name:</text:span> <text:span text:style-name="T1">__</text:span><text:span text:style-name="T1">__</text:span><text:span text:style-name="T1">__</text:span><text:span text:style-name="T1">__</text:span><text:span text:style-name="T1">__</text:span><text:span text:style-name="T1">_</text:span><text:line-break/><text:span text:style-name="T1">Date:</text:span><text:span text:style-name="T1"> __</text:span><text:span text:style-name="T1">__</text:span><text:span text:style-name="T1">__</text:span>_<text:line-break/><text:span text:style-name="T1">Facilitator:</text:span> <text:span text:style-name="T1">__</text:span><text:span text:style-name="T1">__</text:span><text:span text:style-name="T1">__</text:span><text:span text:style-name="T1">__</text:span><text:span text:style-name="T1">__</text:span><text:span text:style-name="T1">_</text:span><text:line-break/><text:span text:style-name="T1">Stakeholders Present:</text:span><text:span text:style-name="T1"> __</text:span><text:span text:style-name="T1">__</text:span><text:span text:style-name="T1">__</text:span><text:span text:style-name="T1">__</text:span><text:span text:style-name="T1">__</text:span><text:span text:style-name="T1">_</text:span></text:p>
      <text:p text:style-name="Horizontal_20_Line"/>
      <text:h text:style-name="Heading_20_2" text:outline-level="2"><text:bookmark-start text:name="how-to-use-this-checklist"/>How to Use This Checklist<text:bookmark-end text:name="how-to-use-this-checklist"/></text:h>
      <text:list text:style-name="L1">
        <text:list-item>
          <text:p text:style-name="P1"><text:span text:style-name="T1">Review all categories</text:span> - Walk through each FRIENDS category systematically</text:p>
        </text:list-item>
        <text:list-item>
          <text:p text:style-name="P1"><text:span text:style-name="T1">Ask the questions</text:span> - Use the prompts to guide stakeholder discussions</text:p>
        </text:list-item>
        <text:list-item>
          <text:p text:style-name="P1"><text:span text:style-name="T1">Document responses</text:span> - Capture requirements in the notes section or separate documentation</text:p>
        </text:list-item>
        <text:list-item>
          <text:p text:style-name="P1"><text:span text:style-name="T1">Mark completeness</text:span> - Check boxes as each area is addressed</text:p>
        </text:list-item>
        <text:list-item>
          <text:p text:style-name="P1"><text:span text:style-name="T1">Identify gaps</text:span> - Note any areas requiring follow-up</text:p>
        </text:list-item>
        <text:list-item>
          <text:p text:style-name="P1"><text:span text:style-name="T1">Map dependencies</text:span> - Record cross-category linkages</text:p>
        </text:list-item>
      </text:list>
      <text:p text:style-name="First_20_paragraph"><text:span text:style-name="T1">Remember:</text:span> Not all categories are equally relevant to every project. Focus your effort appropriately.</text:p>
      <text:p text:style-name="Horizontal_20_Line"/>
      <text:h text:style-name="Heading_20_2" text:outline-level="2"><text:bookmark-start text:name="f---forms"/>F - FORMS<text:bookmark-end text:name="f---forms"/></text:h>
      <text:h text:style-name="Heading_20_3" text:outline-level="3"><text:bookmark-start text:name="current-state-assessment"/>Current State Assessment<text:bookmark-end text:name="current-state-assessment"/></text:h>
      <text:list text:style-name="L2">
        <text:list-item>
          <text:p text:style-name="P2">☐ What forms are currently in use (paper or digital)?</text:p>
        </text:list-item>
        <text:list-item>
          <text:p text:style-name="P2">☐ What data is collected on each form?</text:p>
        </text:list-item>
        <text:list-item>
          <text:p text:style-name="P2">☐ Who completes these forms?</text:p>
        </text:list-item>
        <text:list-item>
          <text:p text:style-name="P2">☐ What happens to the form after completion?</text:p>
        </text:list-item>
        <text:list-item>
          <text:p text:style-name="P2">☐ What approval workflows exist?</text:p>
        </text:list-item>
        <text:list-item>
          <text:p text:style-name="P2">☐ Where are completed forms stored?</text:p>
        </text:list-item>
        <text:list-item>
          <text:p text:style-name="P2">☐ How long are forms retained?</text:p>
        </text:list-item>
        <text:list-item>
          <text:p text:style-name="P2">☐ What compliance requirements apply to forms?</text:p>
        </text:list-item>
      </text:list>
      <text:h text:style-name="Heading_20_3" text:outline-level="3"><text:bookmark-start text:name="future-state-requirements"/>Future State Requirements<text:bookmark-end text:name="future-state-requirements"/></text:h>
      <text:list text:style-name="L3">
        <text:list-item>
          <text:p text:style-name="P3">☐ Which paper forms need to be digitized?</text:p>
        </text:list-item>
        <text:list-item>
          <text:p text:style-name="P3">☐ What new forms are needed?</text:p>
        </text:list-item>
        <text:list-item>
          <text:p text:style-name="P3">☐ What fields are required vs. optional?</text:p>
        </text:list-item>
        <text:list-item>
          <text:p text:style-name="P3">☐ What validation rules apply (data types, ranges, formats)?</text:p>
        </text:list-item>
        <text:list-item>
          <text:p text:style-name="P3">☐ What conditional logic is needed (show/hide fields)?</text:p>
        </text:list-item>
        <text:list-item>
          <text:p text:style-name="P3">☐ Who has access to complete each form?</text:p>
        </text:list-item>
        <text:list-item>
          <text:p text:style-name="P3">☐ What is the approval workflow for each form?</text:p>
        </text:list-item>
        <text:list-item>
          <text:p text:style-name="P3">☐ Are there form templates or standards to follow?</text:p>
        </text:list-item>
        <text:list-item>
          <text:p text:style-name="P3">☐ What happens when a form is submitted?</text:p>
        </text:list-item>
      </text:list>
      <text:h text:style-name="Heading_20_3" text:outline-level="3"><text:bookmark-start text:name="system-embedded-forms"/>System-Embedded Forms<text:bookmark-end text:name="system-embedded-forms"/></text:h>
      <text:list text:style-name="L4">
        <text:list-item>
          <text:p text:style-name="P4">☐ What standard forms will the system provide?</text:p>
        </text:list-item>
        <text:list-item>
          <text:p text:style-name="P4">☐ Do standard forms need customization?</text:p>
        </text:list-item>
        <text:list-item>
          <text:p text:style-name="P4">☐ What user roles interact with each form?</text:p>
        </text:list-item>
      </text:list>
      <text:h text:style-name="Heading_20_3" text:outline-level="3"><text:bookmark-start text:name="custom-form-development"/>Custom Form Development<text:bookmark-end text:name="custom-form-development"/></text:h>
      <text:list text:style-name="L5">
        <text:list-item>
          <text:p text:style-name="P5">☐ What forms need to be built from scratch?</text:p>
        </text:list-item>
        <text:list-item>
          <text:p text:style-name="P5">☐ What forms builder or development tools will be used?</text:p>
        </text:list-item>
        <text:list-item>
          <text:p text:style-name="P5">☐ Are there complex calculations or logic requirements?</text:p>
        </text:list-item>
        <text:list-item>
          <text:p text:style-name="P5">☐ Do forms need integration with other systems?</text:p>
        </text:list-item>
      </text:list>
      <text:p text:style-name="First_20_paragraph"><text:span text:style-name="T1">Notes:</text:span>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<text:bookmark-start text:name="r---reports"/>R - REPORTS<text:bookmark-end text:name="r---reports"/></text:h>
      <text:h text:style-name="Heading_20_3" text:outline-level="3"><text:bookmark-start text:name="current-state-assessment-2"/>Current State Assessment<text:bookmark-end text:name="current-state-assessment-2"/></text:h>
      <text:list text:style-name="L6">
        <text:list-item>
          <text:p text:style-name="P6">☐ What reports are currently in use?</text:p>
        </text:list-item>
        <text:list-item>
          <text:p text:style-name="P6">☐ Who uses each report and for what purpose?</text:p>
        </text:list-item>
        <text:list-item>
          <text:p text:style-name="P6">☐ How often is each report generated?</text:p>
        </text:list-item>
        <text:list-item>
          <text:p text:style-name="P6">☐ What data sources feed current reports?</text:p>
        </text:list-item>
        <text:list-item>
          <text:p text:style-name="P6">☐ What are the pain points with current reporting?</text:p>
        </text:list-item>
        <text:list-item>
          <text:p text:style-name="P6">☐ Are there compliance or regulatory reporting requirements?</text:p>
        </text:list-item>
      </text:list>
      <text:h text:style-name="Heading_20_3" text:outline-level="3"><text:bookmark-start text:name="report-requirements"/>Report Requirements<text:bookmark-end text:name="report-requirements"/></text:h>
      <text:list text:style-name="L7">
        <text:list-item>
          <text:p text:style-name="P7">☐ What new reports are needed?</text:p>
        </text:list-item>
        <text:list-item>
          <text:p text:style-name="P7">☐ What is the purpose/business objective of each report?</text:p>
        </text:list-item>
        <text:list-item>
          <text:p text:style-name="P7">☐ Who is the audience for each report?</text:p>
        </text:list-item>
        <text:list-item>
          <text:p text:style-name="P7">☐ What data elements are needed in each report?</text:p>
        </text:list-item>
        <text:list-item>
          <text:p text:style-name="P7">☐ What filters, parameters, or drill-down capabilities are needed?</text:p>
        </text:list-item>
        <text:list-item>
          <text:p text:style-name="P7">☐ What format (PDF, Excel, dashboard, etc.)?</text:p>
        </text:list-item>
        <text:list-item>
          <text:p text:style-name="P7">☐ What is the frequency (real-time, daily, weekly, monthly, on-demand)?</text:p>
        </text:list-item>
        <text:list-item>
          <text:p text:style-name="P7">☐ What is the distribution method (email, portal, print)?</text:p>
        </text:list-item>
      </text:list>
      <text:h text:style-name="Heading_20_3" text:outline-level="3"><text:bookmark-start text:name="report-categories"/>Report Categories<text:bookmark-end text:name="report-categories"/></text:h>
      <text:list text:style-name="L8">
        <text:list-item>
          <text:p text:style-name="P8">☐ <text:span text:style-name="T1">Administrative Reports</text:span> - Operational metrics, activity logs</text:p>
        </text:list-item>
        <text:list-item>
          <text:p text:style-name="P8">☐ <text:span text:style-name="T1">Performance Reports</text:span> - KPIs, turn-around time, SLA tracking</text:p>
        </text:list-item>
        <text:list-item>
          <text:p text:style-name="P8">☐ <text:span text:style-name="T1">Financial Reports</text:span> - Budget, revenue, cost analysis</text:p>
        </text:list-item>
        <text:list-item>
          <text:p text:style-name="P8">☐ <text:span text:style-name="T1">Compliance Reports</text:span> - Regulatory, audit, quality assurance</text:p>
        </text:list-item>
        <text:list-item>
          <text:p text:style-name="P8">☐ <text:span text:style-name="T1">Data Exports</text:span> - Raw data downloads for external analysis</text:p>
        </text:list-item>
      </text:list>
      <text:h text:style-name="Heading_20_3" text:outline-level="3"><text:bookmark-start text:name="technical-considerations"/>Technical Considerations<text:bookmark-end text:name="technical-considerations"/></text:h>
      <text:list text:style-name="L9">
        <text:list-item>
          <text:p text:style-name="P9">☐ Will we use embedded/standard reports?</text:p>
        </text:list-item>
        <text:list-item>
          <text:p text:style-name="P9">☐ What reports require custom development?</text:p>
        </text:list-item>
        <text:list-item>
          <text:p text:style-name="P9">☐ What reporting tools/platforms will be used?</text:p>
        </text:list-item>
        <text:list-item>
          <text:p text:style-name="P9">☐ What are the data refresh/latency requirements?</text:p>
        </text:list-item>
        <text:list-item>
          <text:p text:style-name="P9">☐ Are there performance considerations (large data volumes)?</text:p>
        </text:list-item>
        <text:list-item>
          <text:p text:style-name="P9">☐ What security/access controls apply to each report?</text:p>
        </text:list-item>
      </text:list>
      <text:p text:style-name="First_20_paragraph"><text:span text:style-name="T1">Notes:</text:span>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<text:bookmark-start text:name="i---integrationinterfaces"/>I - INTEGRATION/INTERFACES<text:bookmark-end text:name="i---integrationinterfaces"/></text:h>
      <text:h text:style-name="Heading_20_3" text:outline-level="3"><text:bookmark-start text:name="integration-landscape"/>Integration Landscape<text:bookmark-end text:name="integration-landscape"/></text:h>
      <text:list text:style-name="L10">
        <text:list-item>
          <text:p text:style-name="P10">☐ What systems need to connect to this solution?</text:p>
        </text:list-item>
        <text:list-item>
          <text:p text:style-name="P10">☐ What is the purpose of each integration?</text:p>
        </text:list-item>
        <text:list-item>
          <text:p text:style-name="P10">☐ What data flows between systems?</text:p>
        </text:list-item>
        <text:list-item>
          <text:p text:style-name="P10">☐ In what direction (inbound, outbound, bidirectional)?</text:p>
        </text:list-item>
        <text:list-item>
          <text:p text:style-name="P10">☐ What is the frequency (real-time, batch, scheduled)?</text:p>
        </text:list-item>
        <text:list-item>
          <text:p text:style-name="P10">☐ What is the data volume for each interface?</text:p>
        </text:list-item>
      </text:list>
      <text:h text:style-name="Heading_20_3" text:outline-level="3"><text:bookmark-start text:name="integration-types"/>Integration Types<text:bookmark-end text:name="integration-types"/></text:h>
      <text:list text:style-name="L11">
        <text:list-item>
          <text:p text:style-name="P11">☐ <text:span text:style-name="T1">Standard Protocols</text:span> - HL7, EDI, REST API, SOAP, FTP/SFTP</text:p>
        </text:list-item>
        <text:list-item>
          <text:p text:style-name="P11">☐ <text:span text:style-name="T1">Custom Integrations</text:span> - Proprietary formats, legacy systems</text:p>
        </text:list-item>
        <text:list-item>
          <text:p text:style-name="P11">☐ <text:span text:style-name="T1">Third-Party Services</text:span> - Payment gateways, shipping services, external APIs</text:p>
        </text:list-item>
        <text:list-item>
          <text:p text:style-name="P11">☐ <text:span text:style-name="T1">Database Connections</text:span> - Direct database access, replication</text:p>
        </text:list-item>
      </text:list>
      <text:h text:style-name="Heading_20_3" text:outline-level="3"><text:bookmark-start text:name="technical-requirements"/>Technical Requirements<text:bookmark-end text:name="technical-requirements"/></text:h>
      <text:list text:style-name="L12">
        <text:list-item>
          <text:p text:style-name="P12">☐ What data format is used (XML, JSON, CSV, fixed-width)?</text:p>
        </text:list-item>
        <text:list-item>
          <text:p text:style-name="P12">☐ What authentication/authorization is required?</text:p>
        </text:list-item>
        <text:list-item>
          <text:p text:style-name="P12">☐ What error handling and retry logic is needed?</text:p>
        </text:list-item>
        <text:list-item>
          <text:p text:style-name="P12">☐ What logging and monitoring is required?</text:p>
        </text:list-item>
        <text:list-item>
          <text:p text:style-name="P12">☐ Are there service level agreements (SLAs) for interfaces?</text:p>
        </text:list-item>
        <text:list-item>
          <text:p text:style-name="P12">☐ What happens if an interface fails?</text:p>
        </text:list-item>
      </text:list>
      <text:h text:style-name="Heading_20_3" text:outline-level="3"><text:bookmark-start text:name="data-mapping"/>Data Mapping<text:bookmark-end text:name="data-mapping"/></text:h>
      <text:list text:style-name="L13">
        <text:list-item>
          <text:p text:style-name="P13">☐ What is the source system data structure?</text:p>
        </text:list-item>
        <text:list-item>
          <text:p text:style-name="P13">☐ What is the target system data structure?</text:p>
        </text:list-item>
        <text:list-item>
          <text:p text:style-name="P13">☐ What transformations are needed?</text:p>
        </text:list-item>
        <text:list-item>
          <text:p text:style-name="P13">☐ How are data conflicts resolved?</text:p>
        </text:list-item>
        <text:list-item>
          <text:p text:style-name="P13">☐ What validation occurs before/after transfer?</text:p>
        </text:list-item>
      </text:list>
      <text:p text:style-name="First_20_paragraph"><text:span text:style-name="T1">Notes:</text:span>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<text:bookmark-start text:name="e---enhancements"/>E - ENHANCEMENTS<text:bookmark-end text:name="e---enhancements"/></text:h>
      <text:h text:style-name="Heading_20_3" text:outline-level="3"><text:bookmark-start text:name="gap-analysis"/>Gap Analysis<text:bookmark-end text:name="gap-analysis"/></text:h>
      <text:list text:style-name="L14">
        <text:list-item>
          <text:p text:style-name="P14">☐ What business requirements cannot be met by standard functionality?</text:p>
        </text:list-item>
        <text:list-item>
          <text:p text:style-name="P14">☐ What are the priority gaps (critical vs. nice-to-have)?</text:p>
        </text:list-item>
        <text:list-item>
          <text:p text:style-name="P14">☐ What is the business impact of each gap?</text:p>
        </text:list-item>
        <text:list-item>
          <text:p text:style-name="P14">☐ Are there workarounds for lower-priority gaps?</text:p>
        </text:list-item>
      </text:list>
      <text:h text:style-name="Heading_20_3" text:outline-level="3"><text:bookmark-start text:name="customization-requirements"/>Customization Requirements<text:bookmark-end text:name="customization-requirements"/></text:h>
      <text:list text:style-name="L15">
        <text:list-item>
          <text:p text:style-name="P15">☐ What existing functionality needs modification?</text:p>
        </text:list-item>
        <text:list-item>
          <text:p text:style-name="P15">☐ What configuration changes are needed?</text:p>
        </text:list-item>
        <text:list-item>
          <text:p text:style-name="P15">☐ What code customizations are required?</text:p>
        </text:list-item>
        <text:list-item>
          <text:p text:style-name="P15">☐ What are the implications for system upgrades?</text:p>
        </text:list-item>
      </text:list>
      <text:h text:style-name="Heading_20_3" text:outline-level="3"><text:bookmark-start text:name="custom-module-development"/>Custom Module Development<text:bookmark-end text:name="custom-module-development"/></text:h>
      <text:list text:style-name="L16">
        <text:list-item>
          <text:p text:style-name="P16">☐ What net-new functionality must be built?</text:p>
        </text:list-item>
        <text:list-item>
          <text:p text:style-name="P16">☐ What are the functional specifications?</text:p>
        </text:list-item>
        <text:list-item>
          <text:p text:style-name="P16">☐ What are the technical specifications?</text:p>
        </text:list-item>
        <text:list-item>
          <text:p text:style-name="P16">☐ What development approach (custom code, low-code, third-party)?</text:p>
        </text:list-item>
        <text:list-item>
          <text:p text:style-name="P16">☐ What testing approach (unit, integration, UAT)?</text:p>
        </text:list-item>
      </text:list>
      <text:h text:style-name="Heading_20_3" text:outline-level="3"><text:bookmark-start text:name="process-optimizations"/>Process Optimizations<text:bookmark-end text:name="process-optimizations"/></text:h>
      <text:list text:style-name="L17">
        <text:list-item>
          <text:p text:style-name="P17">☐ What manual processes can be automated?</text:p>
        </text:list-item>
        <text:list-item>
          <text:p text:style-name="P17">☐ What workflows can be streamlined?</text:p>
        </text:list-item>
        <text:list-item>
          <text:p text:style-name="P17">☐ What user experience improvements are needed?</text:p>
        </text:list-item>
        <text:list-item>
          <text:p text:style-name="P17">☐ What performance optimizations are required?</text:p>
        </text:list-item>
      </text:list>
      <text:h text:style-name="Heading_20_3" text:outline-level="3"><text:bookmark-start text:name="enhancement-tracking"/>Enhancement Tracking<text:bookmark-end text:name="enhancement-tracking"/></text:h>
      <text:list text:style-name="L18">
        <text:list-item>
          <text:p text:style-name="P18">☐ What is the enhancement ID/reference number?</text:p>
        </text:list-item>
        <text:list-item>
          <text:p text:style-name="P18">☐ What is the business justification?</text:p>
        </text:list-item>
        <text:list-item>
          <text:p text:style-name="P18">☐ What is the estimated effort/cost?</text:p>
        </text:list-item>
        <text:list-item>
          <text:p text:style-name="P18">☐ What are the dependencies?</text:p>
        </text:list-item>
        <text:list-item>
          <text:p text:style-name="P18">☐ What is the priority and target release?</text:p>
        </text:list-item>
      </text:list>
      <text:p text:style-name="First_20_paragraph"><text:span text:style-name="T1">Notes:</text:span>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<text:bookmark-start text:name="n---non-technical"/>N - NON-TECHNICAL<text:bookmark-end text:name="n---non-technical"/></text:h>
      <text:h text:style-name="Heading_20_3" text:outline-level="3"><text:bookmark-start text:name="policies-and-procedures"/>Policies and Procedures<text:bookmark-end text:name="policies-and-procedures"/></text:h>
      <text:list text:style-name="L19">
        <text:list-item>
          <text:p text:style-name="P19">☐ What policies govern use of the system?</text:p>
        </text:list-item>
        <text:list-item>
          <text:p text:style-name="P19">☐ What standard operating procedures (SOPs) are needed?</text:p>
        </text:list-item>
        <text:list-item>
          <text:p text:style-name="P19">☐ What governance documents are required?</text:p>
        </text:list-item>
        <text:list-item>
          <text:p text:style-name="P19">☐ What compliance policies apply?</text:p>
        </text:list-item>
        <text:list-item>
          <text:p text:style-name="P19">☐ Who approves policies and procedures?</text:p>
        </text:list-item>
        <text:list-item>
          <text:p text:style-name="P19">☐ How will policies be communicated and enforced?</text:p>
        </text:list-item>
      </text:list>
      <text:h text:style-name="Heading_20_3" text:outline-level="3"><text:bookmark-start text:name="manual-processes"/>Manual Processes<text:bookmark-end text:name="manual-processes"/></text:h>
      <text:list text:style-name="L20">
        <text:list-item>
          <text:p text:style-name="P20">☐ What processes will remain manual (not automated)?</text:p>
        </text:list-item>
        <text:list-item>
          <text:p text:style-name="P20">☐ What is the workflow for manual processes?</text:p>
        </text:list-item>
        <text:list-item>
          <text:p text:style-name="P20">☐ How do manual processes interface with the system?</text:p>
        </text:list-item>
        <text:list-item>
          <text:p text:style-name="P20">☐ What controls exist for manual processes?</text:p>
        </text:list-item>
        <text:list-item>
          <text:p text:style-name="P20">☐ What documentation is required for manual steps?</text:p>
        </text:list-item>
      </text:list>
      <text:h text:style-name="Heading_20_3" text:outline-level="3"><text:bookmark-start text:name="training-requirements"/>Training Requirements<text:bookmark-end text:name="training-requirements"/></text:h>
      <text:list text:style-name="L21">
        <text:list-item>
          <text:p text:style-name="P21">☐ Who needs to be trained (roles, number of users)?</text:p>
        </text:list-item>
        <text:list-item>
          <text:p text:style-name="P21">☐ What training modalities (classroom, online, self-paced, hands-on)?</text:p>
        </text:list-item>
        <text:list-item>
          <text:p text:style-name="P21">☐ What training materials are needed (guides, videos, job aids)?</text:p>
        </text:list-item>
        <text:list-item>
          <text:p text:style-name="P21">☐ When should training occur (before go-live, after)?</text:p>
        </text:list-item>
        <text:list-item>
          <text:p text:style-name="P21">☐ Who will deliver the training?</text:p>
        </text:list-item>
        <text:list-item>
          <text:p text:style-name="P21">☐ How will training effectiveness be measured?</text:p>
        </text:list-item>
      </text:list>
      <text:h text:style-name="Heading_20_3" text:outline-level="3"><text:bookmark-start text:name="help-desk-and-support"/>Help Desk and Support<text:bookmark-end text:name="help-desk-and-support"/></text:h>
      <text:list text:style-name="L22">
        <text:list-item>
          <text:p text:style-name="P22">☐ What support model will be used (tiered support, help desk)?</text:p>
        </text:list-item>
        <text:list-item>
          <text:p text:style-name="P22">☐ What are the support hours and availability?</text:p>
        </text:list-item>
        <text:list-item>
          <text:p text:style-name="P22">☐ What is the escalation process?</text:p>
        </text:list-item>
        <text:list-item>
          <text:p text:style-name="P22">☐ What knowledge base or FAQ is needed?</text:p>
        </text:list-item>
        <text:list-item>
          <text:p text:style-name="P22">☐ What ticketing system will be used?</text:p>
        </text:list-item>
        <text:list-item>
          <text:p text:style-name="P22">☐ What are the response time SLAs?</text:p>
        </text:list-item>
        <text:list-item>
          <text:p text:style-name="P22">☐ Who provides first-line vs. second-line support?</text:p>
        </text:list-item>
      </text:list>
      <text:h text:style-name="Heading_20_3" text:outline-level="3"><text:bookmark-start text:name="change-management"/>Change Management<text:bookmark-end text:name="change-management"/></text:h>
      <text:list text:style-name="L23">
        <text:list-item>
          <text:p text:style-name="P23">☐ Who are the change champions or sponsors?</text:p>
        </text:list-item>
        <text:list-item>
          <text:p text:style-name="P23">☐ What is the communication plan?</text:p>
        </text:list-item>
        <text:list-item>
          <text:p text:style-name="P23">☐ What resistance is anticipated?</text:p>
        </text:list-item>
        <text:list-item>
          <text:p text:style-name="P23">☐ What organizational impacts are expected?</text:p>
        </text:list-item>
        <text:list-item>
          <text:p text:style-name="P23">☐ How will readiness be assessed?</text:p>
        </text:list-item>
      </text:list>
      <text:h text:style-name="Heading_20_3" text:outline-level="3"><text:bookmark-start text:name="documentation-requirements"/>Documentation Requirements<text:bookmark-end text:name="documentation-requirements"/></text:h>
      <text:list text:style-name="L24">
        <text:list-item>
          <text:p text:style-name="P24">☐ What user documentation is needed?</text:p>
        </text:list-item>
        <text:list-item>
          <text:p text:style-name="P24">☐ What technical documentation is needed?</text:p>
        </text:list-item>
        <text:list-item>
          <text:p text:style-name="P24">☐ What administrative documentation is needed?</text:p>
        </text:list-item>
        <text:list-item>
          <text:p text:style-name="P24">☐ What format and accessibility standards apply?</text:p>
        </text:list-item>
      </text:list>
      <text:p text:style-name="First_20_paragraph"><text:span text:style-name="T1">Notes:</text:span>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<text:bookmark-start text:name="d---data"/>D - DATA<text:bookmark-end text:name="d---data"/></text:h>
      <text:h text:style-name="Heading_20_3" text:outline-level="3"><text:bookmark-start text:name="master-data"/>Master Data<text:bookmark-end text:name="master-data"/></text:h>
      <text:list text:style-name="L25">
        <text:list-item>
          <text:p text:style-name="P25">☐ What are the core business entities (customers, products, employees, vendors)?</text:p>
        </text:list-item>
        <text:list-item>
          <text:p text:style-name="P25">☐ What attributes define each entity?</text:p>
        </text:list-item>
        <text:list-item>
          <text:p text:style-name="P25">☐ What is the authoritative source for each entity?</text:p>
        </text:list-item>
        <text:list-item>
          <text:p text:style-name="P25">☐ What are the data ownership and stewardship roles?</text:p>
        </text:list-item>
        <text:list-item>
          <text:p text:style-name="P25">☐ What data governance processes apply?</text:p>
        </text:list-item>
      </text:list>
      <text:h text:style-name="Heading_20_3" text:outline-level="3"><text:bookmark-start text:name="reference-data"/>Reference Data<text:bookmark-end text:name="reference-data"/></text:h>
      <text:list text:style-name="L26">
        <text:list-item>
          <text:p text:style-name="P26">☐ What lookup tables or code sets are needed?</text:p>
        </text:list-item>
        <text:list-item>
          <text:p text:style-name="P26">☐ What pick-list values are required?</text:p>
        </text:list-item>
        <text:list-item>
          <text:p text:style-name="P26">☐ What configuration data is needed?</text:p>
        </text:list-item>
        <text:list-item>
          <text:p text:style-name="P26">☐ How is reference data maintained (who, how often)?</text:p>
        </text:list-item>
        <text:list-item>
          <text:p text:style-name="P26">☐ What is the approval process for reference data changes?</text:p>
        </text:list-item>
      </text:list>
      <text:h text:style-name="Heading_20_3" text:outline-level="3"><text:bookmark-start text:name="data-quality"/>Data Quality<text:bookmark-end text:name="data-quality"/></text:h>
      <text:list text:style-name="L27">
        <text:list-item>
          <text:p text:style-name="P27">☐ What are the data quality standards?</text:p>
        </text:list-item>
        <text:list-item>
          <text:p text:style-name="P27">☐ What validation rules apply?</text:p>
        </text:list-item>
        <text:list-item>
          <text:p text:style-name="P27">☐ What data cleansing is needed?</text:p>
        </text:list-item>
        <text:list-item>
          <text:p text:style-name="P27">☐ How are duplicates identified and resolved?</text:p>
        </text:list-item>
        <text:list-item>
          <text:p text:style-name="P27">☐ What data quality metrics will be tracked?</text:p>
        </text:list-item>
        <text:list-item>
          <text:p text:style-name="P27">☐ Who is responsible for data quality?</text:p>
        </text:list-item>
      </text:list>
      <text:h text:style-name="Heading_20_3" text:outline-level="3"><text:bookmark-start text:name="data-migration"/>Data Migration<text:bookmark-end text:name="data-migration"/></text:h>
      <text:list text:style-name="L28">
        <text:list-item>
          <text:p text:style-name="P28">☐ What data needs to be migrated from legacy systems?</text:p>
        </text:list-item>
        <text:list-item>
          <text:p text:style-name="P28">☐ What is the volume of data to migrate?</text:p>
        </text:list-item>
        <text:list-item>
          <text:p text:style-name="P28">☐ What is the source system data structure?</text:p>
        </text:list-item>
        <text:list-item>
          <text:p text:style-name="P28">☐ What data transformations are needed?</text:p>
        </text:list-item>
        <text:list-item>
          <text:p text:style-name="P28">☐ What is the data cutover strategy (big bang, phased)?</text:p>
        </text:list-item>
        <text:list-item>
          <text:p text:style-name="P28">☐ What validation and reconciliation procedures are needed?</text:p>
        </text:list-item>
        <text:list-item>
          <text:p text:style-name="P28">☐ What is the rollback plan if migration fails?</text:p>
        </text:list-item>
        <text:list-item>
          <text:p text:style-name="P28">☐ What data archival is required?</text:p>
        </text:list-item>
      </text:list>
      <text:h text:style-name="Heading_20_3" text:outline-level="3"><text:bookmark-start text:name="data-management"/>Data Management<text:bookmark-end text:name="data-management"/></text:h>
      <text:list text:style-name="L29">
        <text:list-item>
          <text:p text:style-name="P29">☐ What are the data retention policies?</text:p>
        </text:list-item>
        <text:list-item>
          <text:p text:style-name="P29">☐ What are the data archival requirements?</text:p>
        </text:list-item>
        <text:list-item>
          <text:p text:style-name="P29">☐ What are the data backup and recovery procedures?</text:p>
        </text:list-item>
        <text:list-item>
          <text:p text:style-name="P29">☐ How is sensitive data protected?</text:p>
        </text:list-item>
        <text:list-item>
          <text:p text:style-name="P29">☐ What data audit trails are required?</text:p>
        </text:list-item>
      </text:list>
      <text:p text:style-name="First_20_paragraph"><text:span text:style-name="T1">Notes:</text:span>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<text:bookmark-start text:name="s---set-up"/>S - SET-UP<text:bookmark-end text:name="s---set-up"/></text:h>
      <text:h text:style-name="Heading_20_3" text:outline-level="3"><text:bookmark-start text:name="infrastructure-requirements"/>Infrastructure Requirements<text:bookmark-end text:name="infrastructure-requirements"/></text:h>
      <text:list text:style-name="L30">
        <text:list-item>
          <text:p text:style-name="P30">☐ What server infrastructure is needed (application, database, web)?</text:p>
        </text:list-item>
        <text:list-item>
          <text:p text:style-name="P30">☐ What are the sizing requirements (CPU, memory, storage)?</text:p>
        </text:list-item>
        <text:list-item>
          <text:p text:style-name="P30">☐ What is the deployment architecture (cloud, on-premise, hybrid)?</text:p>
        </text:list-item>
        <text:list-item>
          <text:p text:style-name="P30">☐ What redundancy and high availability is required?</text:p>
        </text:list-item>
        <text:list-item>
          <text:p text:style-name="P30">☐ What disaster recovery capabilities are needed?</text:p>
        </text:list-item>
        <text:list-item>
          <text:p text:style-name="P30">☐ What backup and restore procedures are required?</text:p>
        </text:list-item>
      </text:list>
      <text:h text:style-name="Heading_20_3" text:outline-level="3"><text:bookmark-start text:name="end-user-devices"/>End-User Devices<text:bookmark-end text:name="end-user-devices"/></text:h>
      <text:list text:style-name="L31">
        <text:list-item>
          <text:p text:style-name="P31">☐ What workstation specifications are needed?</text:p>
        </text:list-item>
        <text:list-item>
          <text:p text:style-name="P31">☐ What operating systems are supported?</text:p>
        </text:list-item>
        <text:list-item>
          <text:p text:style-name="P31">☐ What browsers are supported?</text:p>
        </text:list-item>
        <text:list-item>
          <text:p text:style-name="P31">☐ What mobile device support is required?</text:p>
        </text:list-item>
        <text:list-item>
          <text:p text:style-name="P31">☐ What peripherals are needed (scanners, card readers, etc.)?</text:p>
        </text:list-item>
      </text:list>
      <text:h text:style-name="Heading_20_3" text:outline-level="3"><text:bookmark-start text:name="printing-infrastructure"/>Printing Infrastructure<text:bookmark-end text:name="printing-infrastructure"/></text:h>
      <text:list text:style-name="L32">
        <text:list-item>
          <text:p text:style-name="P32">☐ What printers are needed (networked, local, specialized)?</text:p>
        </text:list-item>
        <text:list-item>
          <text:p text:style-name="P32">☐ What printer types (laser, thermal, label, receipt)?</text:p>
        </text:list-item>
        <text:list-item>
          <text:p text:style-name="P32">☐ What printing volumes are expected?</text:p>
        </text:list-item>
        <text:list-item>
          <text:p text:style-name="P32">☐ What print job routing is required?</text:p>
        </text:list-item>
        <text:list-item>
          <text:p text:style-name="P32">☐ What printer redundancy is needed?</text:p>
        </text:list-item>
      </text:list>
      <text:h text:style-name="Heading_20_3" text:outline-level="3"><text:bookmark-start text:name="network-requirements"/>Network Requirements<text:bookmark-end text:name="network-requirements"/></text:h>
      <text:list text:style-name="L33">
        <text:list-item>
          <text:p text:style-name="P33">☐ What bandwidth is required?</text:p>
        </text:list-item>
        <text:list-item>
          <text:p text:style-name="P33">☐ What network connectivity is needed (LAN, WAN, VPN)?</text:p>
        </text:list-item>
        <text:list-item>
          <text:p text:style-name="P33">☐ What are the latency requirements?</text:p>
        </text:list-item>
        <text:list-item>
          <text:p text:style-name="P33">☐ What network security measures are needed (firewalls, segmentation)?</text:p>
        </text:list-item>
        <text:list-item>
          <text:p text:style-name="P33">☐ What remote access requirements exist?</text:p>
        </text:list-item>
        <text:list-item>
          <text:p text:style-name="P33">☐ What load balancing is required?</text:p>
        </text:list-item>
      </text:list>
      <text:h text:style-name="Heading_20_3" text:outline-level="3"><text:bookmark-start text:name="software-and-licensing"/>Software and Licensing<text:bookmark-end text:name="software-and-licensing"/></text:h>
      <text:list text:style-name="L34">
        <text:list-item>
          <text:p text:style-name="P34">☐ What software licenses are needed?</text:p>
        </text:list-item>
        <text:list-item>
          <text:p text:style-name="P34">☐ What third-party software is required (databases, middleware)?</text:p>
        </text:list-item>
        <text:list-item>
          <text:p text:style-name="P34">☐ What are the licensing models (per user, per server, concurrent)?</text:p>
        </text:list-item>
        <text:list-item>
          <text:p text:style-name="P34">☐ What license compliance tracking is needed?</text:p>
        </text:list-item>
      </text:list>
      <text:h text:style-name="Heading_20_3" text:outline-level="3"><text:bookmark-start text:name="environment-strategy"/>Environment Strategy<text:bookmark-end text:name="environment-strategy"/></text:h>
      <text:list text:style-name="L35">
        <text:list-item>
          <text:p text:style-name="P35">☐ What environments are needed (development, test, staging, production)?</text:p>
        </text:list-item>
        <text:list-item>
          <text:p text:style-name="P35">☐ What data refresh strategy for non-production environments?</text:p>
        </text:list-item>
        <text:list-item>
          <text:p text:style-name="P35">☐ What environment parity requirements exist?</text:p>
        </text:list-item>
      </text:list>
      <text:p text:style-name="First_20_paragraph"><text:span text:style-name="T1">Notes:</text:span></text:p>
      <text:p text:style-name="Horizontal_20_Line"/>
      <text:p text:style-name="Horizontal_20_Line"/>
      <text:p text:style-name="Horizontal_20_Line"/>
      <text:p text:style-name="Horizontal_20_Line"/>
      <text:h text:style-name="Heading_20_2" text:outline-level="2"><text:bookmark-start text:name="cross-cutting-concerns"/>CROSS-CUTTING CONCERNS<text:bookmark-end text:name="cross-cutting-concerns"/></text:h>
      <text:h text:style-name="Heading_20_3" text:outline-level="3"><text:bookmark-start text:name="security-and-privacy"/>Security and Privacy<text:bookmark-end text:name="security-and-privacy"/></text:h>
      <text:list text:style-name="L36">
        <text:list-item>
          <text:p text:style-name="P36">☐ <text:span text:style-name="T1">Authentication:</text:span> How do users log in? (SSO, MFA, local accounts)</text:p>
        </text:list-item>
        <text:list-item>
          <text:p text:style-name="P36">☐ <text:span text:style-name="T1">Authorization:</text:span> What role-based access controls are needed?</text:p>
        </text:list-item>
        <text:list-item>
          <text:p text:style-name="P36">☐ <text:span text:style-name="T1">Data Encryption:</text:span> What data needs encryption (at rest, in transit)?</text:p>
        </text:list-item>
        <text:list-item>
          <text:p text:style-name="P36">☐ <text:span text:style-name="T1">Audit Logging:</text:span> What user actions need to be logged?</text:p>
        </text:list-item>
        <text:list-item>
          <text:p text:style-name="P36">☐ <text:span text:style-name="T1">Privacy:</text:span> What PII/PHI is handled? What regulations apply (GDPR, HIPAA)?</text:p>
        </text:list-item>
        <text:list-item>
          <text:p text:style-name="P36">☐ <text:span text:style-name="T1">Vulnerability Management:</text:span> What security scanning and patching processes apply?</text:p>
        </text:list-item>
        <text:list-item>
          <text:p text:style-name="P36">☐ <text:span text:style-name="T1">Penetration Testing:</text:span> What security testing is required?</text:p>
        </text:list-item>
      </text:list>
      <text:h text:style-name="Heading_20_3" text:outline-level="3"><text:bookmark-start text:name="compliance-and-regulatory"/>Compliance and Regulatory<text:bookmark-end text:name="compliance-and-regulatory"/></text:h>
      <text:list text:style-name="L37">
        <text:list-item>
          <text:p text:style-name="P37">☐ What industry regulations apply?</text:p>
        </text:list-item>
        <text:list-item>
          <text:p text:style-name="P37">☐ What audit requirements exist?</text:p>
        </text:list-item>
        <text:list-item>
          <text:p text:style-name="P37">☐ What certification or accreditation is needed?</text:p>
        </text:list-item>
        <text:list-item>
          <text:p text:style-name="P37">☐ What compliance reporting is required?</text:p>
        </text:list-item>
        <text:list-item>
          <text:p text:style-name="P37">☐ What record retention policies apply?</text:p>
        </text:list-item>
      </text:list>
      <text:h text:style-name="Heading_20_3" text:outline-level="3"><text:bookmark-start text:name="performance-and-scalability"/>Performance and Scalability<text:bookmark-end text:name="performance-and-scalability"/></text:h>
      <text:list text:style-name="L38">
        <text:list-item>
          <text:p text:style-name="P38">☐ What are the expected user volumes (concurrent, total)?</text:p>
        </text:list-item>
        <text:list-item>
          <text:p text:style-name="P38">☐ What are the expected transaction volumes?</text:p>
        </text:list-item>
        <text:list-item>
          <text:p text:style-name="P38">☐ What are the response time requirements?</text:p>
        </text:list-item>
        <text:list-item>
          <text:p text:style-name="P38">☐ What are the system availability requirements (uptime SLA)?</text:p>
        </text:list-item>
        <text:list-item>
          <text:p text:style-name="P38">☐ What growth is anticipated over time?</text:p>
        </text:list-item>
      </text:list>
      <text:h text:style-name="Heading_20_3" text:outline-level="3"><text:bookmark-start text:name="business-continuity"/>Business Continuity<text:bookmark-end text:name="business-continuity"/></text:h>
      <text:list text:style-name="L39">
        <text:list-item>
          <text:p text:style-name="P39">☐ What is the recovery time objective (RTO)?</text:p>
        </text:list-item>
        <text:list-item>
          <text:p text:style-name="P39">☐ What is the recovery point objective (RPO)?</text:p>
        </text:list-item>
        <text:list-item>
          <text:p text:style-name="P39">☐ What disaster recovery procedures are needed?</text:p>
        </text:list-item>
        <text:list-item>
          <text:p text:style-name="P39">☐ What business continuity testing is required?</text:p>
        </text:list-item>
      </text:list>
      <text:p text:style-name="Horizontal_20_Line"/>
      <text:h text:style-name="Heading_20_2" text:outline-level="2"><text:bookmark-start text:name="dependencies-and-linkages"/>DEPENDENCIES AND LINKAGES<text:bookmark-end text:name="dependencies-and-linkages"/></text:h>
      <text:h text:style-name="Heading_20_3" text:outline-level="3"><text:bookmark-start text:name="cross-category-dependencies"/>Cross-Category Dependencies<text:bookmark-end text:name="cross-category-dependencies"/></text:h>
      <text:p text:style-name="First_20_paragraph">Use this section to map how requirements in different categories depend on or impact each othe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From Category</text:p>
            </table:table-cell>
            <table:table-cell table:style-name="TableHeaderRowCell" office:value-type="string">
              <text:p text:style-name="Table_20_Heading">To Category</text:p>
            </table:table-cell>
            <table:table-cell table:style-name="TableHeaderRowCell" office:value-type="string">
              <text:p text:style-name="Table_20_Heading">Dependency Description</text:p>
            </table:table-cell>
            <table:table-cell table:style-name="TableHeaderRowCell" office:value-type="string">
              <text:p text:style-name="Table_20_Heading">Impact if Not Addressed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First_20_paragraph"><text:span text:style-name="T1">Examples:</text:span></text:p>
      <text:list text:style-name="L40">
        <text:list-item>
          <text:p text:style-name="P40">Forms (F) → Reports (R): "Custom intake form must feed the weekly activity report"</text:p>
        </text:list-item>
        <text:list-item>
          <text:p text:style-name="P40">Data (D) → Integration (I): "Customer master data structure must align with CRM interface"</text:p>
        </text:list-item>
        <text:list-item>
          <text:p text:style-name="P40">Set-Up (S) → Forms (F): "Barcode scanners required for inventory forms to function"</text:p>
        </text:list-item>
      </text:list>
      <text:p text:style-name="Horizontal_20_Line"/>
      <text:h text:style-name="Heading_20_2" text:outline-level="2"><text:bookmark-start text:name="requirements-prioritization"/>REQUIREMENTS PRIORITIZATION<text:bookmark-end text:name="requirements-prioritization"/></text:h>
      <text:p text:style-name="First_20_paragraph">After gathering requirements, prioritize using MoSCoW or similar framework:</text:p>
      <text:h text:style-name="Heading_20_3" text:outline-level="3"><text:bookmark-start text:name="must-have-critical-for-mvpgo-live"/>Must-Have (Critical for MVP/Go-Live)<text:bookmark-end text:name="must-have-critical-for-mvpgo-live"/></text:h>
      <text:p text:style-name="Horizontal_20_Line"/>
      <text:p text:style-name="Horizontal_20_Line"/>
      <text:h text:style-name="Heading_20_3" text:outline-level="3"><text:bookmark-start text:name="should-have-important-but-can-be-deferred"/>Should-Have (Important but can be deferred)<text:bookmark-end text:name="should-have-important-but-can-be-deferred"/></text:h>
      <text:p text:style-name="Horizontal_20_Line"/>
      <text:p text:style-name="Horizontal_20_Line"/>
      <text:h text:style-name="Heading_20_3" text:outline-level="3"><text:bookmark-start text:name="could-have-desirable-but-not-essential"/>Could-Have (Desirable but not essential)<text:bookmark-end text:name="could-have-desirable-but-not-essential"/></text:h>
      <text:p text:style-name="Horizontal_20_Line"/>
      <text:p text:style-name="Horizontal_20_Line"/>
      <text:h text:style-name="Heading_20_3" text:outline-level="3"><text:bookmark-start text:name="wont-have-out-of-scope-for-current-phase"/>Won't-Have (Out of scope for current phase)<text:bookmark-end text:name="wont-have-out-of-scope-for-current-phase"/></text:h>
      <text:p text:style-name="Horizontal_20_Line"/>
      <text:p text:style-name="Horizontal_20_Line"/>
      <text:p text:style-name="Horizontal_20_Line"/>
      <text:h text:style-name="Heading_20_2" text:outline-level="2"><text:bookmark-start text:name="completeness-check"/>COMPLETENESS CHECK<text:bookmark-end text:name="completeness-check"/></text:h>
      <text:p text:style-name="First_20_paragraph">Before closing requirements gathering, confirm:</text:p>
      <text:list text:style-name="L41">
        <text:list-item>
          <text:p text:style-name="P41">☐ All seven FRIENDS categories have been reviewed</text:p>
        </text:list-item>
        <text:list-item>
          <text:p text:style-name="P41">☐ Stakeholders from all relevant areas have been engaged</text:p>
        </text:list-item>
        <text:list-item>
          <text:p text:style-name="P41">☐ Cross-category dependencies have been identified</text:p>
        </text:list-item>
        <text:list-item>
          <text:p text:style-name="P41">☐ Security and compliance requirements have been addressed</text:p>
        </text:list-item>
        <text:list-item>
          <text:p text:style-name="P41">☐ Requirements have been prioritized</text:p>
        </text:list-item>
        <text:list-item>
          <text:p text:style-name="P41">☐ Requirements are traceable to business objectives</text:p>
        </text:list-item>
        <text:list-item>
          <text:p text:style-name="P41">☐ Gaps and unknowns have been documented for follow-up</text:p>
        </text:list-item>
        <text:list-item>
          <text:p text:style-name="P41">☐ Requirements have been documented in the appropriate format</text:p>
        </text:list-item>
        <text:list-item>
          <text:p text:style-name="P41">☐ Stakeholders have reviewed and validated requirements</text:p>
        </text:list-item>
        <text:list-item>
          <text:p text:style-name="P41">☐ Sign-off process has been initiated</text:p>
        </text:list-item>
      </text:list>
      <text:p text:style-name="Horizontal_20_Line"/>
      <text:h text:style-name="Heading_20_2" text:outline-level="2"><text:bookmark-start text:name="follow-up-actions"/>FOLLOW-UP ACTIONS<text:bookmark-end text:name="follow-up-actions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Action Item</text:p>
            </table:table-cell>
            <table:table-cell table:style-name="TableHeaderRowCell" office:value-type="string">
              <text:p text:style-name="Table_20_Heading">Owner</text:p>
            </table:table-cell>
            <table:table-cell table:style-name="TableHeaderRowCell" office:value-type="string">
              <text:p text:style-name="Table_20_Heading">Due Date</text:p>
            </table:table-cell>
            <table:table-cell table:style-name="TableHeaderRowCell" office:value-type="string">
              <text:p text:style-name="Table_20_Heading">Status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Horizontal_20_Line"/>
      <text:h text:style-name="Heading_20_2" text:outline-level="2"><text:bookmark-start text:name="sign-off"/>SIGN-OFF<text:bookmark-end text:name="sign-off"/></text:h>
      <text:p text:style-name="First_20_paragraph">By signing below, stakeholders confirm that the requirements for their area of responsibility have been adequately gathere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HeaderRowCell" office:value-type="string">
              <text:p text:style-name="Table_20_Heading">Stakeholder Name</text:p>
            </table:table-cell>
            <table:table-cell table:style-name="TableHeaderRowCell" office:value-type="string">
              <text:p text:style-name="Table_20_Heading">Role/Area</text:p>
            </table:table-cell>
            <table:table-cell table:style-name="TableHeaderRowCell" office:value-type="string">
              <text:p text:style-name="Table_20_Heading">Signature</text:p>
            </table:table-cell>
            <table:table-cell table:style-name="TableHeaderRowCell" office:value-type="string">
              <text:p text:style-name="Table_20_Heading">Date</text:p>
            </table:table-cell>
          </table:table-row>
        </table:table-header-rows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Horizontal_20_Line"/>
      <text:p text:style-name="First_20_paragraph"><text:span text:style-name="T1">Next Steps:</text:span></text:p>
      <text:list text:style-name="L42">
        <text:list-item>
          <text:p text:style-name="P42">Document detailed requirements in formal requirements specification</text:p>
        </text:list-item>
        <text:list-item>
          <text:p text:style-name="P42">Create requirements traceability matrix</text:p>
        </text:list-item>
        <text:list-item>
          <text:p text:style-name="P42">Develop work breakdown structure based on FRIENDS categories</text:p>
        </text:list-item>
        <text:list-item>
          <text:p text:style-name="P42">Estimate effort and cost for each category</text:p>
        </text:list-item>
        <text:list-item>
          <text:p text:style-name="P42">Plan iterative delivery approach</text:p>
        </text:list-item>
      </text:list>
      <text:p text:style-name="First_20_paragraph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3</meta:generator>
    <dc:title/>
    <dc:description/>
    <dc:subject/>
    <meta:keyword/>
    <meta:initial-creator/>
    <dc:creator/>
    <meta:creation-date>2026-02-01T11:14:28Z</meta:creation-date>
    <dc:date>2026-02-01T11:14:28Z</dc:date>
  </office:meta>
</office:document-meta>
</file>